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f09" officeooo:paragraph-rsid="0005df09"/>
    </style:style>
    <style:style style:name="P2" style:family="paragraph" style:parent-style-name="Standard">
      <style:text-properties fo:font-style="normal" officeooo:rsid="0005df09" officeooo:paragraph-rsid="0005df09" style:font-style-asian="normal" style:font-style-complex="normal"/>
    </style:style>
    <style:style style:name="P3" style:family="paragraph" style:parent-style-name="Standard">
      <style:text-properties fo:font-style="normal" officeooo:rsid="000c87be" officeooo:paragraph-rsid="000c87be" style:font-style-asian="normal" style:font-style-complex="normal"/>
    </style:style>
    <style:style style:name="P4" style:family="paragraph" style:parent-style-name="Standard">
      <style:text-properties fo:font-style="normal" officeooo:rsid="000d1098" officeooo:paragraph-rsid="000d1098" style:font-style-asian="normal" style:font-style-complex="normal"/>
    </style:style>
    <style:style style:name="P5" style:family="paragraph" style:parent-style-name="Standard">
      <style:text-properties fo:font-style="normal" officeooo:rsid="000e4767" officeooo:paragraph-rsid="000e4767" style:font-style-asian="normal" style:font-style-complex="normal"/>
    </style:style>
    <style:style style:name="P6" style:family="paragraph" style:parent-style-name="Standard">
      <style:text-properties fo:font-style="normal" officeooo:rsid="000e8338" officeooo:paragraph-rsid="000e8338" style:font-style-asian="normal" style:font-style-complex="normal"/>
    </style:style>
    <style:style style:name="P7" style:family="paragraph" style:parent-style-name="Standard" style:list-style-name="L1">
      <style:text-properties officeooo:rsid="0005df09" officeooo:paragraph-rsid="0005df09"/>
    </style:style>
    <style:style style:name="P8" style:family="paragraph" style:parent-style-name="Standard" style:list-style-name="L1">
      <style:text-properties fo:font-style="normal" officeooo:rsid="0005df09" officeooo:paragraph-rsid="0005df09" style:font-style-asian="normal" style:font-style-complex="normal"/>
    </style:style>
    <style:style style:name="P9" style:family="paragraph" style:parent-style-name="Standard" style:list-style-name="L1">
      <style:text-properties fo:font-style="normal" officeooo:rsid="00077af0" officeooo:paragraph-rsid="00077af0" style:font-style-asian="normal" style:font-style-complex="normal"/>
    </style:style>
    <style:style style:name="P10" style:family="paragraph" style:parent-style-name="Standard" style:list-style-name="L1">
      <style:text-properties fo:font-style="normal" officeooo:rsid="00095b08" officeooo:paragraph-rsid="00095b08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0b347e" officeooo:paragraph-rsid="000b347e" style:font-style-asian="normal" style:font-style-complex="normal"/>
    </style:style>
    <style:style style:name="P12" style:family="paragraph" style:parent-style-name="Standard" style:list-style-name="L1">
      <style:text-properties fo:font-style="normal" officeooo:rsid="000c197e" officeooo:paragraph-rsid="000c197e" style:font-style-asian="normal" style:font-style-complex="normal"/>
    </style:style>
    <style:style style:name="P13" style:family="paragraph" style:parent-style-name="Standard" style:list-style-name="L2">
      <style:text-properties fo:font-style="normal" officeooo:rsid="000c87be" officeooo:paragraph-rsid="000c87be" style:font-style-asian="normal" style:font-style-complex="normal"/>
    </style:style>
    <style:style style:name="P14" style:family="paragraph" style:parent-style-name="Standard" style:list-style-name="L2">
      <style:text-properties fo:font-style="normal" officeooo:rsid="000d1098" officeooo:paragraph-rsid="000d1098" style:font-style-asian="normal" style:font-style-complex="normal"/>
    </style:style>
    <style:style style:name="P15" style:family="paragraph" style:parent-style-name="Standard" style:list-style-name="L3">
      <style:text-properties fo:font-style="normal" officeooo:rsid="000e4767" officeooo:paragraph-rsid="000e4767" style:font-style-asian="normal" style:font-style-complex="normal"/>
    </style:style>
    <style:style style:name="P16" style:family="paragraph" style:parent-style-name="Standard" style:list-style-name="L3">
      <style:text-properties fo:font-style="normal" officeooo:rsid="000e8338" officeooo:paragraph-rsid="000e8338" style:font-style-asian="normal" style:font-style-complex="normal"/>
    </style:style>
    <style:style style:name="P17" style:family="paragraph" style:parent-style-name="Standard" style:list-style-name="L4">
      <style:text-properties fo:font-style="normal" officeooo:rsid="000e8338" officeooo:paragraph-rsid="000e8338" style:font-style-asian="normal" style:font-style-complex="normal"/>
    </style:style>
    <style:style style:name="P18" style:family="paragraph" style:parent-style-name="Standard" style:list-style-name="L5">
      <style:text-properties fo:font-style="normal" officeooo:rsid="000e8338" officeooo:paragraph-rsid="000e8338" style:font-style-asian="normal" style:font-style-complex="normal"/>
    </style:style>
    <style:style style:name="P19" style:family="paragraph" style:parent-style-name="Standard" style:list-style-name="L5">
      <style:text-properties fo:font-style="normal" officeooo:rsid="000fc831" officeooo:paragraph-rsid="000fc831" style:font-style-asian="normal" style:font-style-complex="normal"/>
    </style:style>
    <style:style style:name="P20" style:family="paragraph" style:parent-style-name="Standard" style:list-style-name="L5">
      <style:text-properties fo:font-style="normal" officeooo:rsid="00115bc9" officeooo:paragraph-rsid="00115bc9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 3</text:p>
      <text:p text:style-name="P1"/>
      <text:list xml:id="list4054219671" text:style-name="L1">
        <text:list-item>
          <text:p text:style-name="P7">3.1.1: can condense this, make easier on the reader</text:p>
          <text:list>
            <text:list-item>
              <text:p text:style-name="P7">replace R(rho,theta) with something like “modulo a constant”</text:p>
            </text:list-item>
            <text:list-item>
              <text:p text:style-name="P7">can also get rid of Wtilde / Ctilde thing</text:p>
            </text:list-item>
            <text:list-item>
              <text:p text:style-name="P7">two channels: <text:span text:style-name="T1">growth rate </text:span><text:span text:style-name="T2">and </text:span><text:span text:style-name="T1">level </text:span><text:span text:style-name="T2">effects (bc not actually steady-state)</text:span></text:p>
            </text:list-item>
          </text:list>
        </text:list-item>
        <text:list-item>
          <text:p text:style-name="P8">3.1.2</text:p>
          <text:list>
            <text:list-item>
              <text:p text:style-name="P8">just say what I do, and put footnote of social planner’s problem</text:p>
            </text:list-item>
          </text:list>
        </text:list-item>
        <text:list-item>
          <text:p text:style-name="P8">Overall:</text:p>
          <text:list>
            <text:list-item>
              <text:p text:style-name="P8">Restructure so that main results are front and center</text:p>
            </text:list-item>
            <text:list-item>
              <text:p text:style-name="P8">Steady-state consumption effects are not clear</text:p>
            </text:list-item>
            <text:list-item>
              <text:p text:style-name="P8">Make proposition: </text:p>
              <text:list>
                <text:list-item>
                  <text:p text:style-name="P9">What kinds of things unambiguously increase / decrease growth</text:p>
                </text:list-item>
              </text:list>
            </text:list-item>
            <text:list-item>
              <text:p text:style-name="P10">3.3. main result on R&amp;D</text:p>
            </text:list-item>
            <text:list-item>
              <text:p text:style-name="P10">3.4 two results</text:p>
              <text:list>
                <text:list-item>
                  <text:p text:style-name="P10">holding decisions fixed, NCAs are bad</text:p>
                </text:list-item>
                <text:list-item>
                  <text:p text:style-name="P10">varying decisions, NCAs could be bad</text:p>
                </text:list-item>
                <text:list-item>
                  <text:p text:style-name="P11">emphasize that it can go in either direction, not that it is non-monotonic in kappa_c</text:p>
                </text:list-item>
                <text:list-item>
                  <text:p text:style-name="P11">make completely clear how the misallocation of NCAs / RD combine to answer the question of NCAs</text:p>
                </text:list-item>
                <text:list-item>
                  <text:p text:style-name="P11">Connect the dots</text:p>
                </text:list-item>
              </text:list>
            </text:list-item>
            <text:list-item>
              <text:p text:style-name="P12">Think about how to have narrative thread of policies – stronger narrative</text:p>
            </text:list-item>
            <text:list-item>
              <text:p text:style-name="P12">also just condense in general --- don’t have stuff that you can’t sign</text:p>
            </text:list-item>
            <text:list-item>
              <text:p text:style-name="P12">think hard about which results you really want reader to come away with</text:p>
            </text:list-item>
          </text:list>
        </text:list-item>
      </text:list>
      <text:p text:style-name="P2"/>
      <text:p text:style-name="P3">Section 4</text:p>
      <text:p text:style-name="P3"/>
      <text:list xml:id="list3151866209" text:style-name="L2">
        <text:list-item>
          <text:p text:style-name="P13">Opening sentence: need to emphasize what the key result is. Don’t just say “that you describe the empirics”</text:p>
        </text:list-item>
        <text:list-item>
          <text:p text:style-name="P13">Also, topic sentence in “data” section “To do this, I build a dataset, using these steps.” then describe steps</text:p>
        </text:list-item>
        <text:list-item>
          <text:p text:style-name="P13">Want to get credit for being entrepreneurial and getting the data sources together</text:p>
        </text:list-item>
        <text:list-item>
          <text:p text:style-name="P13">Only put a table in the appendix if it’s not important (usually, if it’s not that important, it should be in a footnote at least anyway)</text:p>
        </text:list-item>
        <text:list-item>
          <text:p text:style-name="P14">When showing result, too defensive</text:p>
          <text:list>
            <text:list-item>
              <text:p text:style-name="P14">Try to underemphasize the “causal” thing</text:p>
            </text:list-item>
            <text:list-item>
              <text:p text:style-name="P14">Just emphasize that interested in relationship, using the model as lens </text:p>
            </text:list-item>
            <text:list-item>
              <text:p text:style-name="P14">too much emphasis on the difficulty of getting causality – detracting from the presentation of the raw results</text:p>
            </text:list-item>
            <text:list-item>
              <text:p text:style-name="P14">have a robust empirical relationship – emphasize this – do not weaken this by overemphasizing </text:p>
            </text:list-item>
            <text:list-item>
              <text:p text:style-name="P14">Then, interpretation of this is subject to debate bc of lack of exogeneity</text:p>
            </text:list-item>
          </text:list>
        </text:list-item>
      </text:list>
      <text:p text:style-name="P4"/>
      <text:p text:style-name="P5">Section 6</text:p>
      <text:p text:style-name="P5"/>
      <text:list xml:id="list4194932648" text:style-name="L3">
        <text:list-item>
          <text:p text:style-name="P15">Write intro to this section – strong statement of the goal of the section</text:p>
          <text:list>
            <text:list-item>
              <text:p text:style-name="P16">Have calibrated version</text:p>
            </text:list-item>
            <text:list-item>
              <text:p text:style-name="P16">Do some policies starting from that equilibrium</text:p>
            </text:list-item>
            <text:list-item>
              <text:p text:style-name="P16">Not currently presented that way – it’s presented too in general</text:p>
            </text:list-item>
          </text:list>
        </text:list-item>
      </text:list>
      <text:p text:style-name="P6"><text:soft-page-break/></text:p>
      <text:p text:style-name="P6">For presentation:</text:p>
      <text:list xml:id="list7278228" text:style-name="L4">
        <text:list-item>
          <text:p text:style-name="P17">If people leave with on message, what do you want them to leave with?</text:p>
        </text:list-item>
      </text:list>
      <text:list xml:id="list4209391618" text:style-name="L5">
        <text:list-item>
          <text:list>
            <text:list-item>
              <text:p text:style-name="P18">Thinking about NCAs is important</text:p>
            </text:list-item>
            <text:list-item>
              <text:p text:style-name="P18">Used a lot</text:p>
            </text:list-item>
            <text:list-item>
              <text:p text:style-name="P18">and that this may be good or bad</text:p>
            </text:list-item>
            <text:list-item>
              <text:p text:style-name="P18">In the paper I do a few things</text:p>
              <text:list>
                <text:list-item>
                  <text:p text:style-name="P18">extend existing models to include spinouts and NCAs</text:p>
                </text:list-item>
                <text:list-item>
                  <text:p text:style-name="P18">create a data set that allows me to trace spinouts</text:p>
                </text:list-item>
                <text:list-item>
                  <text:p text:style-name="P18">characterize bgps, analytic results</text:p>
                </text:list-item>
                <text:list-item>
                  <text:p text:style-name="P18">calibrate model, analyze quantitative impact of NCAs</text:p>
                </text:list-item>
              </text:list>
            </text:list-item>
            <text:list-item>
              <text:p text:style-name="P18">present model (can’t avoid presenting)</text:p>
            </text:list-item>
            <text:list-item>
              <text:p text:style-name="P18">some slide about why their effect is ambiguous</text:p>
            </text:list-item>
            <text:list-item>
              <text:p text:style-name="P19">show benchmark results</text:p>
            </text:list-item>
            <text:list-item>
              <text:p text:style-name="P20">Think of the presentation as an advertisement</text:p>
            </text:list-item>
          </text:list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6:30:53.571604493</meta:creation-date>
    <dc:date>2020-08-07T17:48:43.852850416</dc:date>
    <meta:editing-duration>PT26M37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2" meta:paragraph-count="52" meta:word-count="489" meta:character-count="2684" meta:non-whitespace-character-count="2286"/>
  </office:meta>
</office:document-meta>
</file>